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CIONES AGROPECUARIAS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VATIERRA CHIQUEZ, VLADIMIR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0445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DINA ALCANTARA, SAUL ISMA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38296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42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